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5.419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font-size="10pt" style:font-size-asian="10pt" style:font-size-complex="1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fo:font-size="10pt" style:font-size-asian="10pt" style:font-size-complex="10pt"/>
    </style:style>
    <style:style style:name="ce6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font-size="6pt" style:font-size-asian="6pt" style:font-size-complex="6pt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fo:font-size="6pt" style:font-size-asian="6pt" style:font-size-complex="6pt"/>
    </style:style>
    <style:style style:name="ce8" style:family="table-cell" style:parent-style-name="Default">
      <style:table-cell-properties fo:border="none"/>
      <style:text-properties fo:font-size="6pt" style:font-size-asian="6pt" style:font-size-complex="6pt"/>
    </style:style>
    <style:style style:name="ce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fo:font-size="6pt" style:font-size-asian="6pt" style:font-size-complex="6pt"/>
    </style:style>
    <style:style style:name="ce10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Liberation Sans" fo:font-size="6pt" style:font-name-asian="Droid Sans Fallback" style:font-size-asian="6pt" style:font-name-complex="FreeSans" style:font-size-complex="6pt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8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Beetle 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omments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Front frame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Claw pincer servo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Claw pincer idler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10" office:value-type="string" calcext:value-type="string">
            <text:p>Claw miniservo box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Frame rear servos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Battery pack holder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battery pack clip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Front wheel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Rear wheel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Servo screw cover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Printable part</text:p>
          </table:table-cell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M3x10 ISO4762 bolt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M3x12 ISO4762 bolt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Claw pincer idler shaft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M3x16 ISO4762 bolt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Attaching rear Servos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M3x25 ISO476 bol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Front wheel shafts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M3x35 ISO476 bol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PCs</text:p>
          </table:table-cell>
          <table:table-cell table:style-name="ce3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M3 nuts</text:p>
          </table:table-cell>
          <table:table-cell table:style-name="ce13" office:value-type="float" office:value="17" calcext:value-type="float">
            <text:p>17</text:p>
          </table:table-cell>
          <table:table-cell table:style-name="ce4" office:value-type="string" calcext:value-type="string">
            <text:p>PCs</text:p>
          </table:table-cell>
          <table:table-cell table:style-name="ce4"/>
          <table:table-cell/>
        </table:table-row>
        <table:table-row table:style-name="ro1">
          <table:table-cell table:style-name="ce4"/>
          <table:table-cell table:style-name="ce4" office:value-type="string" calcext:value-type="string">
            <text:p>M3 Nylock nut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Servo SM-S4303R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Miniservo ES08A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For Claw pincer</text:p>
          </table:table-cell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Octopus IR sensors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Cs</text:p>
          </table:table-cell>
          <table:table-cell table:style-name="ce4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Octopus LDR sensors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Cs</text:p>
          </table:table-cell>
          <table:table-cell table:style-name="ce4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O-ring Ø3 section, Ø85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PCs</text:p>
          </table:table-cell>
          <table:table-cell table:style-name="ce3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Battery pack holder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string" calcext:value-type="string">
            <text:p>For 8 AAA batteries</text:p>
          </table:table-cell>
          <table:table-cell/>
        </table:table-row>
        <table:table-row table:style-name="ro1">
          <table:table-cell table:style-name="ce6"/>
          <table:table-cell table:style-name="ce4" office:value-type="string" calcext:value-type="string">
            <text:p>AAA batteries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PCs</text:p>
          </table:table-cell>
          <table:table-cell table:style-name="ce1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Freaduino uno board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4"/>
          <table:table-cell/>
        </table:table-row>
        <table:table-row table:style-name="ro1" table:number-rows-repeated="4">
          <table:table-cell/>
          <table:table-cell table:style-name="ce8"/>
          <table:table-cell table:number-columns-repeated="4"/>
        </table:table-row>
        <table:table-row table:style-name="ro1">
          <table:table-cell table:style-name="ce8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ce8"/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 table:number-rows-repeated="2">
          <table:table-cell/>
          <table:table-cell table:style-name="ce8"/>
          <table:table-cell table:number-columns-repeated="4"/>
        </table:table-row>
        <table:table-row table:style-name="ro1">
          <table:table-cell table:style-name="ce8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"/>
          <table:table-cell table:style-name="ce8"/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 table:number-rows-repeated="3">
          <table:table-cell/>
          <table:table-cell table:style-name="ce8"/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4"/>
        </table:table-row>
        <table:table-row table:style-name="ro1">
          <table:table-cell table:style-name="ce9" table:number-columns-repeated="2"/>
          <table:table-cell/>
          <table:table-cell table:style-name="ce9"/>
          <table:table-cell table:style-name="ce7"/>
          <table:table-cell table:style-name="ce17"/>
        </table:table-row>
        <table:table-row table:style-name="ro1">
          <table:table-cell table:style-name="ce8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 table:number-rows-repeated="3">
          <table:table-cell/>
          <table:table-cell table:style-name="ce8"/>
          <table:table-cell table:number-columns-repeated="4"/>
        </table:table-row>
        <table:table-row table:style-name="ro1">
          <table:table-cell table:style-name="ce9" table:number-columns-repeated="2"/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9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/>
          <table:table-cell table:style-name="ce8"/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/>
          <table:table-cell table:style-name="ce8"/>
          <table:table-cell table:number-columns-repeated="4"/>
        </table:table-row>
        <table:table-row table:style-name="ro1">
          <table:table-cell/>
          <table:table-cell table:style-name="ce12" table:number-columns-repeated="4"/>
          <table:table-cell table:style-name="ce18"/>
        </table:table-row>
        <table:table-row table:style-name="ro1" table:number-rows-repeated="21">
          <table:table-cell table:number-columns-repeated="6"/>
        </table:table-row>
        <table:table-row table:style-name="ro1">
          <table:table-cell table:style-name="ce8" table:number-columns-repeated="2"/>
          <table:table-cell table:number-columns-repeated="2"/>
          <table:table-cell table:style-name="ce16"/>
          <table:table-cell/>
        </table:table-row>
        <table:table-row table:style-name="ro1" table:number-rows-repeated="3">
          <table:table-cell table:style-name="ce8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ce8"/>
          <table:table-cell table:number-columns-repeated="4"/>
        </table:table-row>
        <table:table-row table:style-name="ro1">
          <table:table-cell table:style-name="ce8" table:number-columns-repeated="2"/>
          <table:table-cell table:number-columns-repeated="4"/>
        </table:table-row>
        <table:table-row table:style-name="ro1">
          <table:table-cell table:style-name="ce8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09:44:30.994607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8:45:19.021309679</meta:creation-date>
    <dc:date>2015-02-05T11:28:58.470977839</dc:date>
    <meta:editing-duration>P1DT8H4M48S</meta:editing-duration>
    <meta:editing-cycles>226</meta:editing-cycles>
    <meta:generator>LibreOffice/4.2.7.2$Linux_X86_64 LibreOffice_project/420m0$Build-2</meta:generator>
    <meta:print-date>2014-12-22T08:41:26.571387059</meta:print-date>
    <meta:document-statistic meta:table-count="1" meta:cell-count="98" meta:object-count="0"/>
  </office:meta>
</office:document-meta>
</file>